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Well Depth Sensor</text:p>
          </table:table-cell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5.95" calcext:value-type="currency">
            <text:p>$15.95</text:p>
          </table:table-cell>
          <table:table-cell table:style-name="ce24" table:formula="of:=[.A4]*[.E4]" office:value-type="currency" office:currency="USD" office:value="15.95" calcext:value-type="currency">
            <text:p>$15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101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5]*[.E5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6]*[.E6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1016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One-Wire Ambient Temperature Sensor - MAX31820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SEN-14049</text:p>
          </table:table-cell>
          <table:table-cell table:style-name="ce24" office:value-type="currency" office:currency="USD" office:value="1.95" calcext:value-type="currency">
            <text:p>$1.95</text:p>
          </table:table-cell>
          <table:table-cell table:style-name="ce24" table:formula="of:=[.A7]*[.E7]" office:value-type="currency" office:currency="USD" office:value="19.5" calcext:value-type="currency">
            <text:p>$19.50</text:p>
          </table:table-cell>
          <table:table-cell table:style-name="ce16"/>
          <table:table-cell table:style-name="ce16" office:value-type="string" calcext:value-type="string">
            <text:p>TODO finalise the number used. Available for a little less at Digikey: <text:a xlink:href="https://www.digikey.com/product-detail/en/maxim-integrated/MAX31820MCR/MAX31820MCR-ND/4271348" xlink:type="simple">https://www.digikey.com/product-detail/en/maxim-integrated/MAX31820MCR/MAX31820MCR-ND/4271348</text:a></text:p>
          </table:table-cell>
          <table:table-cell table:style-name="ce12" table:number-columns-repeated="1016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Resistor 4.7K OHM 1/4W 5% AXIAL</text:p>
          </table:table-cell>
          <table:table-cell table:style-name="ce16" office:value-type="string" calcext:value-type="string">
            <text:p>Digikey</text:p>
          </table:table-cell>
          <table:table-cell table:style-name="ce22" office:value-type="string" calcext:value-type="string">
            <text:p>4.7KQBK-ND</text:p>
          </table:table-cell>
          <table:table-cell table:style-name="ce24" office:value-type="currency" office:currency="USD" office:value="0.06" calcext:value-type="currency">
            <text:p>$0.06</text:p>
          </table:table-cell>
          <table:table-cell table:style-name="ce24" table:formula="of:=[.A8]*[.E8]" office:value-type="currency" office:currency="USD" office:value="0.6" calcext:value-type="currency">
            <text:p>$0.60</text:p>
          </table:table-cell>
          <table:table-cell table:style-name="ce16" office:value-type="string" calcext:value-type="string">
            <text:p><text:a xlink:href="https://www.digikey.com/products/en?keywords=4.7KQBK-ND" xlink:type="simple">https://www.digikey.com/products/en?keywords=4.7KQBK-ND</text:a></text:p>
          </table:table-cell>
          <table:table-cell table:style-name="ce16" office:value-type="string" calcext:value-type="string">
            <text:p>We need only 1, but they're useful enough to buy at least 10.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, 1N4004, 400V, axial, Cut Tape</text:p>
          </table:table-cell>
          <table:table-cell table:style-name="ce15" office:value-type="string" calcext:value-type="string">
            <text:p>Digikey</text:p>
          </table:table-cell>
          <table:table-cell table:style-name="ce7" office:value-type="string" calcext:value-type="string">
            <text:p>1N4004FSCT-ND</text:p>
          </table:table-cell>
          <table:table-cell table:style-name="ce8" office:value-type="currency" office:currency="USD" office:value="0.167" calcext:value-type="currency">
            <text:p>$0.17</text:p>
          </table:table-cell>
          <table:table-cell table:style-name="ce8" table:formula="of:=[.A9]*[.E9]" office:value-type="currency" office:currency="USD" office:value="1.67" calcext:value-type="currency">
            <text:p>$1.67</text:p>
          </table:table-cell>
          <table:table-cell/>
          <table:table-cell office:value-type="string" calcext:value-type="string">
            <text:p>Need only 2 for the 1-Wire bus, but they come in lots of 10.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0]*[.E10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GE 21447 6C Phone Installation Wire, 100', White</text:p>
          </table:table-cell>
          <table:table-cell table:style-name="ce16" office:value-type="string" calcext:value-type="string">
            <text:p>Amazon</text:p>
          </table:table-cell>
          <table:table-cell table:style-name="ce22" office:value-type="string" calcext:value-type="string">
            <text:p>B00FFWNSNO</text:p>
          </table:table-cell>
          <table:table-cell table:style-name="ce24" office:value-type="currency" office:currency="USD" office:value="24.47" calcext:value-type="currency">
            <text:p>$24.47</text:p>
          </table:table-cell>
          <table:table-cell table:style-name="ce24" table:formula="of:=[.A11]*[.E11]" office:value-type="currency" office:currency="USD" office:value="24.47" calcext:value-type="currency">
            <text:p>$24.47</text:p>
          </table:table-cell>
          <table:table-cell table:style-name="ce16" office:value-type="string" calcext:value-type="string">
            <text:p><text:a xlink:href="https://www.amazon.com/GE-21447-Phone-Installation-White/dp/B00FFWNSNO" xlink:type="simple">https://www.amazon.com/GE-21447-Phone-Installation-White/dp/B00FFWNSNO</text:a></text:p>
          </table:table-cell>
          <table:table-cell table:style-name="ce16" office:value-type="string" calcext:value-type="string">
            <text:p>You need only about 10 feet, but it's handy to have more on hand.</text:p>
          </table:table-cell>
          <table:table-cell table:style-name="ce12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2]*[.E12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3]*[.E13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4]*[.E1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5]*[.E15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MORE TO COME</text:p>
          </table:table-cell>
          <table:table-cell table:style-name="ce15"/>
          <table:table-cell table:style-name="ce7"/>
          <table:table-cell table:style-name="ce8"/>
          <table:table-cell table:style-name="ce8" table:formula="of:=[.A16]*[.E16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/>
          <table:table-cell table:style-name="ce8" table:formula="of:=[.A17]*[.E17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/>
          <table:table-cell table:style-name="ce8" table:formula="of:=[.A18]*[.E18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8" table:formula="of:=[.A19]*[.E19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8" table:formula="of:=[.A20]*[.E20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8" table:formula="of:=[.A21]*[.E21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style-name="ce9"/>
          <table:table-cell table:style-name="ce9" table:formula="of:=SUM([.F4:.F21])" office:value-type="currency" office:currency="USD" office:value="87.09" calcext:value-type="currency">
            <text:p>$87.09</text:p>
          </table:table-cell>
          <table:table-cell table:number-columns-repeated="1018"/>
        </table:table-row>
        <table:table-row table:style-name="ro1" table:number-rows-repeated="10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4:10:51.0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25M2S</meta:editing-duration>
    <meta:editing-cycles>72</meta:editing-cycles>
    <meta:generator>LibreOffice/5.3.4.2$Windows_X86_64 LibreOffice_project/f82d347ccc0be322489bf7da61d7e4ad13fe2ff3</meta:generator>
    <dc:date>2017-10-21T14:15:56.411000000</dc:date>
    <meta:document-statistic meta:table-count="1" meta:cell-count="110" meta:object-count="0"/>
    <meta:user-defined meta:name="Info 1"/>
    <meta:user-defined meta:name="Info 2"/>
    <meta:user-defined meta:name="Info 3"/>
    <meta:user-defined meta:name="Info 4"/>
  </office:meta>
</office:document-meta>
</file>